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新宋体" svg:font-family="新宋体" style:font-family-generic="modern" style:font-pitch="fixed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132.8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11.69mm" fo:break-before="auto" style:use-optimal-row-height="true"/>
    </style:style>
    <style:style style:name="ro3" style:family="table-row">
      <style:table-row-properties style:row-height="17.2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新宋体"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新宋体" fo:font-size="16pt" style:font-size-asian="16pt" style:font-size-complex="16pt"/>
    </style:style>
    <style:style style:name="ce3" style:family="table-cell" style:parent-style-name="Default">
      <style:text-properties style:font-name="新宋体"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3"/>
        <table:table-row table:style-name="ro1">
          <table:table-cell office:value-type="string" calcext:value-type="string">
            <text:p>new features</text:p>
          </table:table-cell>
          <table:table-cell office:value-type="float" office:value="5.7" calcext:value-type="float">
            <text:p>5.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urity</text:p>
          </table:table-cell>
          <table:table-cell office:value-type="string" calcext:value-type="string">
            <text:p>caching_sha2_password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accounts with empty value disables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password policy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account lock and unlock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secure connection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initialize secur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data maskin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named pipe</text:p>
          </table:table-cell>
          <table:table-cell table:number-columns-repeated="1022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Strict SQL mode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Online ALTER TABLE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InnoDB enhancements</text:p>
          </table:table-cell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varchar size increase in-plac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innodb temparary table DDL performance improv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Innodb temparary table metadata stored in a new tabl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Innodb supports spatial data types,data_geometry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separated tablespace for non-compressed <text:s/>temp tables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Innodb buffer pool dump and load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Full-text parse plugin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Innodb multiple page cleaner threads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line ddl(optimize <text:s/>table;alter table …force ;alter table ...engine=innodb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Fusion-io NVM file system makes doublewrite buffer redundant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Transportable Tablespace feature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 calcext:value-type="string">
            <text:p>innodb_buffer_pool_size is dynamic parameter;innodb_buffer_pool_chunk_size;innodb_buffer_pool_resize_status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multithread page cleaner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support indexing of spatial data types using spatial indexes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bulk load when creating or rebuilding indexes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a new log record type is used to identify ts have been modified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can truncate undo log resize undo ts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tive partitioning;5.7.9 alter table … upgrade partitionin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creation of general tablespaces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 calcext:value-type="string">
            <text:p>dynamic replaces compact as the implicit default row format for innodb tables;innodb_default_row_forma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5.7.11,supports data-at-rest encryption for fpt ts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5.7.24,zlib raise from 1.2.3 to 1.2.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SON supports</text:p>
          </table:table-cell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5.7.8,native json typ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create js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arch js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dify js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formation of js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umn→path shorthan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ggregation js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json easy to read func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json storage size func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erge jso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ystem ,status variables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stored in performance schema tabl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ys schema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condition handling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optimizer</text:p>
          </table:table-cell>
          <table:table-cell table:style-name="ce2" office:value-type="string" calcext:value-type="string">
            <text:p>explai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igger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logging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native syslog support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mysql –syslog optio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nerated column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mysql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ctrl+c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b name rewriting with mysqlbinlog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handler statement</text:p>
          </table:table-cell>
          <table:table-cell table:style-name="ce2"/>
          <table:table-cell table:number-columns-repeated="1022"/>
        </table:table-row>
        <table:table-row table:style-name="ro2">
          <table:table-cell table:style-name="ce2" office:value-type="string" calcext:value-type="string">
            <text:p>index condition pushdown</text:p>
          </table:table-cell>
          <table:table-cell table:style-name="ce2"/>
          <table:table-cell table:number-columns-repeated="1022"/>
        </table:table-row>
        <table:table-row table:style-name="ro2">
          <table:table-cell table:style-name="ce2" office:value-type="string" calcext:value-type="string">
            <text:p>index condition pushdown</text:p>
          </table:table-cell>
          <table:table-cell table:style-name="ce2"/>
          <table:table-cell table:number-columns-repeated="1022"/>
        </table:table-row>
        <table:table-row table:style-name="ro3">
          <table:table-cell table:style-name="ce2" office:value-type="string" calcext:value-type="string">
            <text:p>without validation in exchange partition</text:p>
          </table:table-cell>
          <table:table-cell table:style-name="ce2"/>
          <table:table-cell table:number-columns-repeated="1022"/>
        </table:table-row>
        <table:table-row table:style-name="ro2">
          <table:table-cell table:style-name="ce2" office:value-type="string" calcext:value-type="string">
            <text:p>master dump thread improvements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globalizatio support</text:p>
          </table:table-cell>
          <table:table-cell table:style-name="ce2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b18030</text:p>
          </table:table-cell>
          <table:table-cell table:number-columns-repeated="102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新宋体" svg:font-family="新宋体" style:font-family-generic="modern" style:font-pitch="fixed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软雅黑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2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1T09:51:57.464000000</meta:creation-date>
    <dc:date>2019-07-12T01:26:13.081000000</dc:date>
    <meta:editing-duration>PT15H33M45S</meta:editing-duration>
    <meta:editing-cycles>65</meta:editing-cycles>
    <meta:generator>LibreOffice/6.2.1.2$Windows_X86_64 LibreOffice_project/7bcb35dc3024a62dea0caee87020152d1ee96e71</meta:generator>
    <meta:document-statistic meta:table-count="1" meta:cell-count="68" meta:object-count="0"/>
  </office:meta>
</office:document-meta>
</file>